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say2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dc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95998" calcext:value-type="float">
            <text:p>9959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96939" calcext:value-type="float">
            <text:p>5969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48335" calcext:value-type="float">
            <text:p>84833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07242" calcext:value-type="float">
            <text:p>8072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36462" calcext:value-type="float">
            <text:p>5364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07642" calcext:value-type="float">
            <text:p>7076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524203" calcext:value-type="float">
            <text:p>5242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77532" calcext:value-type="float">
            <text:p>3775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63013" calcext:value-type="float">
            <text:p>1630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89273" calcext:value-type="float">
            <text:p>98927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08485" calcext:value-type="float">
            <text:p>3084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60976" calcext:value-type="float">
            <text:p>560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553818" calcext:value-type="float">
            <text:p>553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38474" calcext:value-type="float">
            <text:p>3384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62679" calcext:value-type="float">
            <text:p>7626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65158" calcext:value-type="float">
            <text:p>9651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245374" calcext:value-type="float">
            <text:p>2453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682413" calcext:value-type="float">
            <text:p>682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550661" calcext:value-type="float">
            <text:p>5506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18633" calcext:value-type="float">
            <text:p>418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73825" calcext:value-type="float">
            <text:p>2738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88081" calcext:value-type="float">
            <text:p>4880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854333" calcext:value-type="float">
            <text:p>8543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52275" calcext:value-type="float">
            <text:p>25227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97590" calcext:value-type="float">
            <text:p>6975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83828" calcext:value-type="float">
            <text:p>8838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406549" calcext:value-type="float">
            <text:p>4065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31209" calcext:value-type="float">
            <text:p>2312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63956" calcext:value-type="float">
            <text:p>86395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87702" calcext:value-type="float">
            <text:p>2877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08643" calcext:value-type="float">
            <text:p>8086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70080" calcext:value-type="float">
            <text:p>6700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16780" calcext:value-type="float">
            <text:p>8167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121968" calcext:value-type="float">
            <text:p>1219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63931" calcext:value-type="float">
            <text:p>5639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35527" calcext:value-type="float">
            <text:p>9355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927525" calcext:value-type="float">
            <text:p>9275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43564" calcext:value-type="float">
            <text:p>8435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135163" calcext:value-type="float">
            <text:p>13516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04488" calcext:value-type="float">
            <text:p>8044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30993" calcext:value-type="float">
            <text:p>3309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101885" calcext:value-type="float">
            <text:p>1018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703539" calcext:value-type="float">
            <text:p>7035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77936" calcext:value-type="float">
            <text:p>47793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25618" calcext:value-type="float">
            <text:p>9256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821201" calcext:value-type="float">
            <text:p>8212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43321" calcext:value-type="float">
            <text:p>4433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562754" calcext:value-type="float">
            <text:p>56275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252873" calcext:value-type="float">
            <text:p>2528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685939" calcext:value-type="float">
            <text:p>6859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27667" calcext:value-type="float">
            <text:p>2276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14934" calcext:value-type="float">
            <text:p>2149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149746" calcext:value-type="float">
            <text:p>1497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64051" calcext:value-type="float">
            <text:p>46405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889632" calcext:value-type="float">
            <text:p>8896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89105" calcext:value-type="float">
            <text:p>7891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75514" calcext:value-type="float">
            <text:p>8755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70717" calcext:value-type="float">
            <text:p>8707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96415" calcext:value-type="float">
            <text:p>4964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19124" calcext:value-type="float">
            <text:p>8191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73705" calcext:value-type="float">
            <text:p>4737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238830" calcext:value-type="float">
            <text:p>2388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08860" calcext:value-type="float">
            <text:p>8088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96090" calcext:value-type="float">
            <text:p>8960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57431" calcext:value-type="float">
            <text:p>5574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08193" calcext:value-type="float">
            <text:p>5081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790087" calcext:value-type="float">
            <text:p>7900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939896" calcext:value-type="float">
            <text:p>9398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76088" calcext:value-type="float">
            <text:p>8760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45995" calcext:value-type="float">
            <text:p>3459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309084" calcext:value-type="float">
            <text:p>3090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34225" calcext:value-type="float">
            <text:p>5342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27504" calcext:value-type="float">
            <text:p>3275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15781" calcext:value-type="float">
            <text:p>9157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56482" calcext:value-type="float">
            <text:p>3564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680438" calcext:value-type="float">
            <text:p>6804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24762" calcext:value-type="float">
            <text:p>2247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15194" calcext:value-type="float">
            <text:p>51519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46307" calcext:value-type="float">
            <text:p>2463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15098" calcext:value-type="float">
            <text:p>5150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14750" calcext:value-type="float">
            <text:p>91475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47156" calcext:value-type="float">
            <text:p>74715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23753" calcext:value-type="float">
            <text:p>42375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585577" calcext:value-type="float">
            <text:p>5855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59313" calcext:value-type="float">
            <text:p>159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26970" calcext:value-type="float">
            <text:p>4269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81252" calcext:value-type="float">
            <text:p>4812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912999" calcext:value-type="float">
            <text:p>9129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21564" calcext:value-type="float">
            <text:p>8215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54492" calcext:value-type="float">
            <text:p>2544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10829" calcext:value-type="float">
            <text:p>1108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879140" calcext:value-type="float">
            <text:p>8791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22368" calcext:value-type="float">
            <text:p>5223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85233" calcext:value-type="float">
            <text:p>9852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54198" calcext:value-type="float">
            <text:p>8541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03238" calcext:value-type="float">
            <text:p>8032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276862" calcext:value-type="float">
            <text:p>2768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20077" calcext:value-type="float">
            <text:p>8200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35324" calcext:value-type="float">
            <text:p>9353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670452" calcext:value-type="float">
            <text:p>6704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51220" calcext:value-type="float">
            <text:p>4512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520944" calcext:value-type="float">
            <text:p>5209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34772" calcext:value-type="float">
            <text:p>9347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85936" calcext:value-type="float">
            <text:p>3859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62825" calcext:value-type="float">
            <text:p>5628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273575" calcext:value-type="float">
            <text:p>2735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55606" calcext:value-type="float">
            <text:p>4556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50411" calcext:value-type="float">
            <text:p>6504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01861" calcext:value-type="float">
            <text:p>8018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974870" calcext:value-type="float">
            <text:p>9748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71403" calcext:value-type="float">
            <text:p>6714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551800" calcext:value-type="float">
            <text:p>5518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49102" calcext:value-type="float">
            <text:p>9491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99473" calcext:value-type="float">
            <text:p>9994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691823" calcext:value-type="float">
            <text:p>6918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36221" calcext:value-type="float">
            <text:p>9362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890140" calcext:value-type="float">
            <text:p>8901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69862" calcext:value-type="float">
            <text:p>26986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550340" calcext:value-type="float">
            <text:p>5503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148778" calcext:value-type="float">
            <text:p>1487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784966" calcext:value-type="float">
            <text:p>7849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698931" calcext:value-type="float">
            <text:p>6989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376201" calcext:value-type="float">
            <text:p>3762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353044" calcext:value-type="float">
            <text:p>3530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95822" calcext:value-type="float">
            <text:p>1958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318898" calcext:value-type="float">
            <text:p>3188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70760" calcext:value-type="float">
            <text:p>1707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932054" calcext:value-type="float">
            <text:p>9320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518989" calcext:value-type="float">
            <text:p>5189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04395" calcext:value-type="float">
            <text:p>7043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56629" calcext:value-type="float">
            <text:p>1566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15632" calcext:value-type="float">
            <text:p>41563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01465" calcext:value-type="float">
            <text:p>7014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50970" calcext:value-type="float">
            <text:p>3509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70315" calcext:value-type="float">
            <text:p>1703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19011" calcext:value-type="float">
            <text:p>8190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67221" calcext:value-type="float">
            <text:p>1672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96119" calcext:value-type="float">
            <text:p>6961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44637" calcext:value-type="float">
            <text:p>6446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05757" calcext:value-type="float">
            <text:p>9057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221985" calcext:value-type="float">
            <text:p>2219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532510" calcext:value-type="float">
            <text:p>5325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48237" calcext:value-type="float">
            <text:p>4482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573322" calcext:value-type="float">
            <text:p>5733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71477" calcext:value-type="float">
            <text:p>17147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715012" calcext:value-type="float">
            <text:p>7150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77167" calcext:value-type="float">
            <text:p>6771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60653" calcext:value-type="float">
            <text:p>460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382982" calcext:value-type="float">
            <text:p>3829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176639" calcext:value-type="float">
            <text:p>1766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12757" calcext:value-type="float">
            <text:p>5127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65635" calcext:value-type="float">
            <text:p>5656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55334" calcext:value-type="float">
            <text:p>8553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65722" calcext:value-type="float">
            <text:p>1657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00547" calcext:value-type="float">
            <text:p>6005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376907" calcext:value-type="float">
            <text:p>3769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35828" calcext:value-type="float">
            <text:p>2358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63620" calcext:value-type="float">
            <text:p>7636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88753" calcext:value-type="float">
            <text:p>5887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71225" calcext:value-type="float">
            <text:p>8712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36422" calcext:value-type="float">
            <text:p>1364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77913" calcext:value-type="float">
            <text:p>1779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04971" calcext:value-type="float">
            <text:p>8049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601349" calcext:value-type="float">
            <text:p>6013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88309" calcext:value-type="float">
            <text:p>888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34099" calcext:value-type="float">
            <text:p>3340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82039" calcext:value-type="float">
            <text:p>4820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57697" calcext:value-type="float">
            <text:p>7576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25051" calcext:value-type="float">
            <text:p>5250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472418" calcext:value-type="float">
            <text:p>4724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45983" calcext:value-type="float">
            <text:p>1459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409366" calcext:value-type="float">
            <text:p>4093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06496" calcext:value-type="float">
            <text:p>8064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307958" calcext:value-type="float">
            <text:p>3079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809742" calcext:value-type="float">
            <text:p>8097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163436" calcext:value-type="float">
            <text:p>1634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96501" calcext:value-type="float">
            <text:p>5965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71674" calcext:value-type="float">
            <text:p>9716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609971" calcext:value-type="float">
            <text:p>60997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743488" calcext:value-type="float">
            <text:p>7434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662427" calcext:value-type="float">
            <text:p>6624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56327" calcext:value-type="float">
            <text:p>2563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164566" calcext:value-type="float">
            <text:p>1645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72791" calcext:value-type="float">
            <text:p>7727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322418" calcext:value-type="float">
            <text:p>32241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39741" calcext:value-type="float">
            <text:p>5397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386886" calcext:value-type="float">
            <text:p>3868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52816" calcext:value-type="float">
            <text:p>4528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05369" calcext:value-type="float">
            <text:p>70536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15866" calcext:value-type="float">
            <text:p>2158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34299" calcext:value-type="float">
            <text:p>8342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65589" calcext:value-type="float">
            <text:p>3655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23981" calcext:value-type="float">
            <text:p>6239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66497" calcext:value-type="float">
            <text:p>66649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72363" calcext:value-type="float">
            <text:p>1723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98474" calcext:value-type="float">
            <text:p>8984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80434" calcext:value-type="float">
            <text:p>1804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17701" calcext:value-type="float">
            <text:p>8177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35967" calcext:value-type="float">
            <text:p>6359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67256" calcext:value-type="float">
            <text:p>96725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00841" calcext:value-type="float">
            <text:p>4008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404483" calcext:value-type="float">
            <text:p>40448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874517" calcext:value-type="float">
            <text:p>8745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749394" calcext:value-type="float">
            <text:p>74939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63502" calcext:value-type="float">
            <text:p>4635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199655" calcext:value-type="float">
            <text:p>1996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55333" calcext:value-type="float">
            <text:p>3553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770921" calcext:value-type="float">
            <text:p>7709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81735" calcext:value-type="float">
            <text:p>28173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51700" calcext:value-type="float">
            <text:p>1517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20737" calcext:value-type="float">
            <text:p>72073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20434" calcext:value-type="float">
            <text:p>62043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93796" calcext:value-type="float">
            <text:p>8937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76646" calcext:value-type="float">
            <text:p>4766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84953" calcext:value-type="float">
            <text:p>38495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15293" calcext:value-type="float">
            <text:p>2152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43009" calcext:value-type="float">
            <text:p>5430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211379" calcext:value-type="float">
            <text:p>2113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37764" calcext:value-type="float">
            <text:p>8377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33754" calcext:value-type="float">
            <text:p>93375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06846" calcext:value-type="float">
            <text:p>8068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11412" calcext:value-type="float">
            <text:p>4114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512477" calcext:value-type="float">
            <text:p>512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20018" calcext:value-type="float">
            <text:p>920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98581" calcext:value-type="float">
            <text:p>9985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08620" calcext:value-type="float">
            <text:p>4086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781936" calcext:value-type="float">
            <text:p>78193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33826" calcext:value-type="float">
            <text:p>1338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507497" calcext:value-type="float">
            <text:p>5074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500128" calcext:value-type="float">
            <text:p>5001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84298" calcext:value-type="float">
            <text:p>5842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62397" calcext:value-type="float">
            <text:p>3623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720362" calcext:value-type="float">
            <text:p>7203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190450" calcext:value-type="float">
            <text:p>1904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10207" calcext:value-type="float">
            <text:p>3102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30783" calcext:value-type="float">
            <text:p>5307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41834" calcext:value-type="float">
            <text:p>84183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482100" calcext:value-type="float">
            <text:p>4821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79963" calcext:value-type="float">
            <text:p>7799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02982" calcext:value-type="float">
            <text:p>7029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70821" calcext:value-type="float">
            <text:p>7708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32607" calcext:value-type="float">
            <text:p>1326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15603" calcext:value-type="float">
            <text:p>1156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40363" calcext:value-type="float">
            <text:p>5403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61970" calcext:value-type="float">
            <text:p>4619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57286" calcext:value-type="float">
            <text:p>7572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45663" calcext:value-type="float">
            <text:p>1456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43341" calcext:value-type="float">
            <text:p>9433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542677" calcext:value-type="float">
            <text:p>5426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573121" calcext:value-type="float">
            <text:p>5731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403690" calcext:value-type="float">
            <text:p>4036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663203" calcext:value-type="float">
            <text:p>6632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158944" calcext:value-type="float">
            <text:p>1589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780300" calcext:value-type="float">
            <text:p>7803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325237" calcext:value-type="float">
            <text:p>32523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190975" calcext:value-type="float">
            <text:p>1909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294113" calcext:value-type="float">
            <text:p>2941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118717" calcext:value-type="float">
            <text:p>1187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67373" calcext:value-type="float">
            <text:p>8673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12420" calcext:value-type="float">
            <text:p>6124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286557" calcext:value-type="float">
            <text:p>2865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48748" calcext:value-type="float">
            <text:p>6487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42469" calcext:value-type="float">
            <text:p>8424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762232" calcext:value-type="float">
            <text:p>7622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59992" calcext:value-type="float">
            <text:p>3599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06086" calcext:value-type="float">
            <text:p>9060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87131" calcext:value-type="float">
            <text:p>5871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959983" calcext:value-type="float">
            <text:p>9599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25200" calcext:value-type="float">
            <text:p>2252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894774" calcext:value-type="float">
            <text:p>8947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395358" calcext:value-type="float">
            <text:p>3953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10654" calcext:value-type="float">
            <text:p>2106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335532" calcext:value-type="float">
            <text:p>3355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129711" calcext:value-type="float">
            <text:p>1297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71818" calcext:value-type="float">
            <text:p>7718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44376" calcext:value-type="float">
            <text:p>5443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37906" calcext:value-type="float">
            <text:p>3379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15124" calcext:value-type="float">
            <text:p>1151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26603" calcext:value-type="float">
            <text:p>5266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85522" calcext:value-type="float">
            <text:p>5855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79784" calcext:value-type="float">
            <text:p>2797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54783" calcext:value-type="float">
            <text:p>9547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20043" calcext:value-type="float">
            <text:p>82004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20388" calcext:value-type="float">
            <text:p>6203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66326" calcext:value-type="float">
            <text:p>5663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98529" calcext:value-type="float">
            <text:p>79852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40567" calcext:value-type="float">
            <text:p>9405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14357" calcext:value-type="float">
            <text:p>8143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59627" calcext:value-type="float">
            <text:p>259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83753" calcext:value-type="float">
            <text:p>28375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21447" calcext:value-type="float">
            <text:p>7214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02013" calcext:value-type="float">
            <text:p>6020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963225" calcext:value-type="float">
            <text:p>9632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407373" calcext:value-type="float">
            <text:p>4073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391801" calcext:value-type="float">
            <text:p>3918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528695" calcext:value-type="float">
            <text:p>5286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75104" calcext:value-type="float">
            <text:p>77510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104689" calcext:value-type="float">
            <text:p>1046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59860" calcext:value-type="float">
            <text:p>4598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734042" calcext:value-type="float">
            <text:p>7340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36541" calcext:value-type="float">
            <text:p>1365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172261" calcext:value-type="float">
            <text:p>1722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276435" calcext:value-type="float">
            <text:p>2764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688938" calcext:value-type="float">
            <text:p>6889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311069" calcext:value-type="float">
            <text:p>3110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475761" calcext:value-type="float">
            <text:p>4757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164459" calcext:value-type="float">
            <text:p>1644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623430" calcext:value-type="float">
            <text:p>6234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98268" calcext:value-type="float">
            <text:p>5982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26752" calcext:value-type="float">
            <text:p>32675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204817" calcext:value-type="float">
            <text:p>2048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32712" calcext:value-type="float">
            <text:p>9327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40970" calcext:value-type="float">
            <text:p>5409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31740" calcext:value-type="float">
            <text:p>1317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387621" calcext:value-type="float">
            <text:p>3876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33617" calcext:value-type="float">
            <text:p>2336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34946" calcext:value-type="float">
            <text:p>83494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34925" calcext:value-type="float">
            <text:p>5349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96574" calcext:value-type="float">
            <text:p>6965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21628" calcext:value-type="float">
            <text:p>5216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415308" calcext:value-type="float">
            <text:p>4153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31030" calcext:value-type="float">
            <text:p>9310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626565" calcext:value-type="float">
            <text:p>6265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982318" calcext:value-type="float">
            <text:p>98231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57908" calcext:value-type="float">
            <text:p>7579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325377" calcext:value-type="float">
            <text:p>3253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27074" calcext:value-type="float">
            <text:p>7270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22616" calcext:value-type="float">
            <text:p>4226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922945" calcext:value-type="float">
            <text:p>9229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52695" calcext:value-type="float">
            <text:p>1526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713209" calcext:value-type="float">
            <text:p>71320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366399" calcext:value-type="float">
            <text:p>3663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93713" calcext:value-type="float">
            <text:p>4937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19810" calcext:value-type="float">
            <text:p>9198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162638" calcext:value-type="float">
            <text:p>16263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29294" calcext:value-type="float">
            <text:p>3292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37672" calcext:value-type="float">
            <text:p>4376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23875" calcext:value-type="float">
            <text:p>1238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568551" calcext:value-type="float">
            <text:p>5685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737149" calcext:value-type="float">
            <text:p>7371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46842" calcext:value-type="float">
            <text:p>5468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986325" calcext:value-type="float">
            <text:p>9863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664566" calcext:value-type="float">
            <text:p>6645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372850" calcext:value-type="float">
            <text:p>3728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61448" calcext:value-type="float">
            <text:p>5614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172631" calcext:value-type="float">
            <text:p>17263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830804" calcext:value-type="float">
            <text:p>8308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953999" calcext:value-type="float">
            <text:p>9539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246870" calcext:value-type="float">
            <text:p>2468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130401" calcext:value-type="float">
            <text:p>1304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55979" calcext:value-type="float">
            <text:p>3559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559932" calcext:value-type="float">
            <text:p>5599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93901" calcext:value-type="float">
            <text:p>6939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567109" calcext:value-type="float">
            <text:p>5671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374895" calcext:value-type="float">
            <text:p>3748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37230" calcext:value-type="float">
            <text:p>5372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44402" calcext:value-type="float">
            <text:p>5444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53531" calcext:value-type="float">
            <text:p>45353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63197" calcext:value-type="float">
            <text:p>46319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58878" calcext:value-type="float">
            <text:p>25887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187052" calcext:value-type="float">
            <text:p>1870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180561" calcext:value-type="float">
            <text:p>18056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69906" calcext:value-type="float">
            <text:p>4699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623521" calcext:value-type="float">
            <text:p>6235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808804" calcext:value-type="float">
            <text:p>8088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358532" calcext:value-type="float">
            <text:p>3585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904184" calcext:value-type="float">
            <text:p>9041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180293" calcext:value-type="float">
            <text:p>180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21485" calcext:value-type="float">
            <text:p>4214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769469" calcext:value-type="float">
            <text:p>7694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603038" calcext:value-type="float">
            <text:p>6030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44808" calcext:value-type="float">
            <text:p>2448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172038" calcext:value-type="float">
            <text:p>1720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15111" calcext:value-type="float">
            <text:p>2151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55196" calcext:value-type="float">
            <text:p>4551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24885" calcext:value-type="float">
            <text:p>2248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60587" calcext:value-type="float">
            <text:p>86058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60281" calcext:value-type="float">
            <text:p>1602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61491" calcext:value-type="float">
            <text:p>26149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39125" calcext:value-type="float">
            <text:p>7391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03477" calcext:value-type="float">
            <text:p>7034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01777" calcext:value-type="float">
            <text:p>5017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255344" calcext:value-type="float">
            <text:p>2553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203071" calcext:value-type="float">
            <text:p>2030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184328" calcext:value-type="float">
            <text:p>1843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235456" calcext:value-type="float">
            <text:p>2354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18018" calcext:value-type="float">
            <text:p>4180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88014" calcext:value-type="float">
            <text:p>688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80387" calcext:value-type="float">
            <text:p>78038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83229" calcext:value-type="float">
            <text:p>3832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09354" calcext:value-type="float">
            <text:p>6093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78204" calcext:value-type="float">
            <text:p>9782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20402" calcext:value-type="float">
            <text:p>4204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62212" calcext:value-type="float">
            <text:p>8622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324974" calcext:value-type="float">
            <text:p>3249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598842" calcext:value-type="float">
            <text:p>5988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08915" calcext:value-type="float">
            <text:p>7089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81005" calcext:value-type="float">
            <text:p>7810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285042" calcext:value-type="float">
            <text:p>2850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89794" calcext:value-type="float">
            <text:p>7897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975179" calcext:value-type="float">
            <text:p>9751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855762" calcext:value-type="float">
            <text:p>8557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782903" calcext:value-type="float">
            <text:p>7829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00556" calcext:value-type="float">
            <text:p>3005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02588" calcext:value-type="float">
            <text:p>3025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24276" calcext:value-type="float">
            <text:p>4242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27137" calcext:value-type="float">
            <text:p>32713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605009" calcext:value-type="float">
            <text:p>6050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80843" calcext:value-type="float">
            <text:p>48084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18961" calcext:value-type="float">
            <text:p>91896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444640" calcext:value-type="float">
            <text:p>4446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791628" calcext:value-type="float">
            <text:p>7916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848407" calcext:value-type="float">
            <text:p>848407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70359" calcext:value-type="float">
            <text:p>570359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116096" calcext:value-type="float">
            <text:p>1160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54849" calcext:value-type="float">
            <text:p>9548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612945" calcext:value-type="float">
            <text:p>6129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758378" calcext:value-type="float">
            <text:p>7583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701339" calcext:value-type="float">
            <text:p>7013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75598" calcext:value-type="float">
            <text:p>6755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51224" calcext:value-type="float">
            <text:p>5512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09516" calcext:value-type="float">
            <text:p>7095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43506" calcext:value-type="float">
            <text:p>2435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72185" calcext:value-type="float">
            <text:p>97218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09237" calcext:value-type="float">
            <text:p>8092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77765" calcext:value-type="float">
            <text:p>2777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347562" calcext:value-type="float">
            <text:p>3475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38359" calcext:value-type="float">
            <text:p>2383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86396" calcext:value-type="float">
            <text:p>4863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05247" calcext:value-type="float">
            <text:p>5052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124761" calcext:value-type="float">
            <text:p>12476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02328" calcext:value-type="float">
            <text:p>9023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35186" calcext:value-type="float">
            <text:p>1351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46391" calcext:value-type="float">
            <text:p>8463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328955" calcext:value-type="float">
            <text:p>3289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37772" calcext:value-type="float">
            <text:p>1377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359489" calcext:value-type="float">
            <text:p>3594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37196" calcext:value-type="float">
            <text:p>9371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26850" calcext:value-type="float">
            <text:p>4268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52356" calcext:value-type="float">
            <text:p>35235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163236" calcext:value-type="float">
            <text:p>1632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45597" calcext:value-type="float">
            <text:p>34559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411094" calcext:value-type="float">
            <text:p>4110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56197" calcext:value-type="float">
            <text:p>6561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215743" calcext:value-type="float">
            <text:p>2157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814850" calcext:value-type="float">
            <text:p>8148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627290" calcext:value-type="float">
            <text:p>6272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02502" calcext:value-type="float">
            <text:p>5025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224766" calcext:value-type="float">
            <text:p>2247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961264" calcext:value-type="float">
            <text:p>9612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77444" calcext:value-type="float">
            <text:p>2774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67630" calcext:value-type="float">
            <text:p>7676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92677" calcext:value-type="float">
            <text:p>7926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62311" calcext:value-type="float">
            <text:p>7623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52406" calcext:value-type="float">
            <text:p>7524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51084" calcext:value-type="float">
            <text:p>6510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393403" calcext:value-type="float">
            <text:p>3934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49410" calcext:value-type="float">
            <text:p>1494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862397" calcext:value-type="float">
            <text:p>8623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67060" calcext:value-type="float">
            <text:p>1670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34275" calcext:value-type="float">
            <text:p>9342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22439" calcext:value-type="float">
            <text:p>7224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665917" calcext:value-type="float">
            <text:p>6659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858123" calcext:value-type="float">
            <text:p>8581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47365" calcext:value-type="float">
            <text:p>7473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45841" calcext:value-type="float">
            <text:p>5458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62290" calcext:value-type="float">
            <text:p>5622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812589" calcext:value-type="float">
            <text:p>8125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14397" calcext:value-type="float">
            <text:p>9143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69859" calcext:value-type="float">
            <text:p>4698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74792" calcext:value-type="float">
            <text:p>7747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84599" calcext:value-type="float">
            <text:p>68459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98196" calcext:value-type="float">
            <text:p>1981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96980" calcext:value-type="float">
            <text:p>5969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98749" calcext:value-type="float">
            <text:p>6987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116480" calcext:value-type="float">
            <text:p>116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101746" calcext:value-type="float">
            <text:p>1017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49981" calcext:value-type="float">
            <text:p>7499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811305" calcext:value-type="float">
            <text:p>8113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674874" calcext:value-type="float">
            <text:p>6748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805101" calcext:value-type="float">
            <text:p>8051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904274" calcext:value-type="float">
            <text:p>9042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586981" calcext:value-type="float">
            <text:p>5869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76524" calcext:value-type="float">
            <text:p>3765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856905" calcext:value-type="float">
            <text:p>856905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951965" calcext:value-type="float">
            <text:p>9519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419781" calcext:value-type="float">
            <text:p>4197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369266" calcext:value-type="float">
            <text:p>3692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661011" calcext:value-type="float">
            <text:p>6610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273863" calcext:value-type="float">
            <text:p>2738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511499" calcext:value-type="float">
            <text:p>51149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831842" calcext:value-type="float">
            <text:p>8318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60818" calcext:value-type="float">
            <text:p>9608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338654" calcext:value-type="float">
            <text:p>3386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808479" calcext:value-type="float">
            <text:p>8084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46246" calcext:value-type="float">
            <text:p>3462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50031" calcext:value-type="float">
            <text:p>5500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85585" calcext:value-type="float">
            <text:p>3855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743040" calcext:value-type="float">
            <text:p>7430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649043" calcext:value-type="float">
            <text:p>6490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800101" calcext:value-type="float">
            <text:p>8001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10829" calcext:value-type="float">
            <text:p>4108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525785" calcext:value-type="float">
            <text:p>5257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377778" calcext:value-type="float">
            <text:p>3777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77604" calcext:value-type="float">
            <text:p>4776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916583" calcext:value-type="float">
            <text:p>9165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867172" calcext:value-type="float">
            <text:p>8671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45429" calcext:value-type="float">
            <text:p>8454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55061" calcext:value-type="float">
            <text:p>9550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58059" calcext:value-type="float">
            <text:p>9580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636369" calcext:value-type="float">
            <text:p>6363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78564" calcext:value-type="float">
            <text:p>9785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360155" calcext:value-type="float">
            <text:p>3601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17586" calcext:value-type="float">
            <text:p>4175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85908" calcext:value-type="float">
            <text:p>7859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91137" calcext:value-type="float">
            <text:p>1911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14737" calcext:value-type="float">
            <text:p>3147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84070" calcext:value-type="float">
            <text:p>6840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41959" calcext:value-type="float">
            <text:p>6419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326276" calcext:value-type="float">
            <text:p>3262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23609" calcext:value-type="float">
            <text:p>8236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66030" calcext:value-type="float">
            <text:p>7660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371676" calcext:value-type="float">
            <text:p>3716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86511" calcext:value-type="float">
            <text:p>4865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559093" calcext:value-type="float">
            <text:p>5590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116824" calcext:value-type="float">
            <text:p>1168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00008" calcext:value-type="float">
            <text:p>4000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601169" calcext:value-type="float">
            <text:p>6011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829577" calcext:value-type="float">
            <text:p>8295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30494" calcext:value-type="float">
            <text:p>2304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293996" calcext:value-type="float">
            <text:p>2939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21919" calcext:value-type="float">
            <text:p>9219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460656" calcext:value-type="float">
            <text:p>4606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51533" calcext:value-type="float">
            <text:p>9515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772237" calcext:value-type="float">
            <text:p>7722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755760" calcext:value-type="float">
            <text:p>7557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796322" calcext:value-type="float">
            <text:p>7963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973545" calcext:value-type="float">
            <text:p>97354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64108" calcext:value-type="float">
            <text:p>5641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156945" calcext:value-type="float">
            <text:p>1569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566291" calcext:value-type="float">
            <text:p>56629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44453" calcext:value-type="float">
            <text:p>64445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478273" calcext:value-type="float">
            <text:p>4782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723664" calcext:value-type="float">
            <text:p>7236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257376" calcext:value-type="float">
            <text:p>2573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727858" calcext:value-type="float">
            <text:p>7278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215162" calcext:value-type="float">
            <text:p>21516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428897" calcext:value-type="float">
            <text:p>4288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97272" calcext:value-type="float">
            <text:p>9972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546458" calcext:value-type="float">
            <text:p>5464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482737" calcext:value-type="float">
            <text:p>4827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96076" calcext:value-type="float">
            <text:p>5960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407779" calcext:value-type="float">
            <text:p>4077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39142" calcext:value-type="float">
            <text:p>53914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00240" calcext:value-type="float">
            <text:p>2002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70290" calcext:value-type="float">
            <text:p>9702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539317" calcext:value-type="float">
            <text:p>5393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23967" calcext:value-type="float">
            <text:p>2239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374554" calcext:value-type="float">
            <text:p>3745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42677" calcext:value-type="float">
            <text:p>7426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294135" calcext:value-type="float">
            <text:p>2941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62646" calcext:value-type="float">
            <text:p>4626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61260" calcext:value-type="float">
            <text:p>3612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44120" calcext:value-type="float">
            <text:p>3441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926911" calcext:value-type="float">
            <text:p>9269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37435" calcext:value-type="float">
            <text:p>6374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49460" calcext:value-type="float">
            <text:p>5494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486901" calcext:value-type="float">
            <text:p>4869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42256" calcext:value-type="float">
            <text:p>5422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213557" calcext:value-type="float">
            <text:p>2135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13033" calcext:value-type="float">
            <text:p>5130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09577" calcext:value-type="float">
            <text:p>8095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251559" calcext:value-type="float">
            <text:p>2515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17635" calcext:value-type="float">
            <text:p>4176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631199" calcext:value-type="float">
            <text:p>63119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655715" calcext:value-type="float">
            <text:p>6557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600518" calcext:value-type="float">
            <text:p>6005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31323" calcext:value-type="float">
            <text:p>3313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726975" calcext:value-type="float">
            <text:p>7269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57016" calcext:value-type="float">
            <text:p>557016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219113" calcext:value-type="float">
            <text:p>21911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08131" calcext:value-type="float">
            <text:p>3081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848425" calcext:value-type="float">
            <text:p>8484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81504" calcext:value-type="float">
            <text:p>9815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767187" calcext:value-type="float">
            <text:p>7671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20563" calcext:value-type="float">
            <text:p>5205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846096" calcext:value-type="float">
            <text:p>84609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42277" calcext:value-type="float">
            <text:p>3422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46222" calcext:value-type="float">
            <text:p>9462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770338" calcext:value-type="float">
            <text:p>7703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96416" calcext:value-type="float">
            <text:p>2964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73133" calcext:value-type="float">
            <text:p>7731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84403" calcext:value-type="float">
            <text:p>2844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11664" calcext:value-type="float">
            <text:p>6116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93622" calcext:value-type="float">
            <text:p>2936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88323" calcext:value-type="float">
            <text:p>7883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361717" calcext:value-type="float">
            <text:p>3617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89793" calcext:value-type="float">
            <text:p>58979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94571" calcext:value-type="float">
            <text:p>1945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45029" calcext:value-type="float">
            <text:p>9450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477850" calcext:value-type="float">
            <text:p>4778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07830" calcext:value-type="float">
            <text:p>6078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53872" calcext:value-type="float">
            <text:p>6538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92580" calcext:value-type="float">
            <text:p>5925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80265" calcext:value-type="float">
            <text:p>5802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26137" calcext:value-type="float">
            <text:p>72613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02086" calcext:value-type="float">
            <text:p>7020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44684" calcext:value-type="float">
            <text:p>8446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510242" calcext:value-type="float">
            <text:p>5102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876778" calcext:value-type="float">
            <text:p>8767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49384" calcext:value-type="float">
            <text:p>7493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506917" calcext:value-type="float">
            <text:p>5069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892732" calcext:value-type="float">
            <text:p>8927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556099" calcext:value-type="float">
            <text:p>5560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98499" calcext:value-type="float">
            <text:p>6984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70819" calcext:value-type="float">
            <text:p>3708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712422" calcext:value-type="float">
            <text:p>7124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724477" calcext:value-type="float">
            <text:p>7244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04460" calcext:value-type="float">
            <text:p>3044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62369" calcext:value-type="float">
            <text:p>4623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50516" calcext:value-type="float">
            <text:p>9505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97003" calcext:value-type="float">
            <text:p>9970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437317" calcext:value-type="float">
            <text:p>4373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22787" calcext:value-type="float">
            <text:p>5227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75096" calcext:value-type="float">
            <text:p>67509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305812" calcext:value-type="float">
            <text:p>3058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70877" calcext:value-type="float">
            <text:p>2708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50258" calcext:value-type="float">
            <text:p>75025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360698" calcext:value-type="float">
            <text:p>3606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88448" calcext:value-type="float">
            <text:p>5884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19777" calcext:value-type="float">
            <text:p>8197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346221" calcext:value-type="float">
            <text:p>3462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27585" calcext:value-type="float">
            <text:p>5275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97358" calcext:value-type="float">
            <text:p>59735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88229" calcext:value-type="float">
            <text:p>6882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89346" calcext:value-type="float">
            <text:p>58934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903150" calcext:value-type="float">
            <text:p>9031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255348" calcext:value-type="float">
            <text:p>2553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290701" calcext:value-type="float">
            <text:p>2907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48367" calcext:value-type="float">
            <text:p>4483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767173" calcext:value-type="float">
            <text:p>7671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591716" calcext:value-type="float">
            <text:p>5917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62192" calcext:value-type="float">
            <text:p>2621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79675" calcext:value-type="float">
            <text:p>4796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74526" calcext:value-type="float">
            <text:p>3745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769815" calcext:value-type="float">
            <text:p>7698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74400" calcext:value-type="float">
            <text:p>3744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506541" calcext:value-type="float">
            <text:p>5065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84848" calcext:value-type="float">
            <text:p>9848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282651" calcext:value-type="float">
            <text:p>2826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908156" calcext:value-type="float">
            <text:p>9081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630294" calcext:value-type="float">
            <text:p>630294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10051" calcext:value-type="float">
            <text:p>51005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26414" calcext:value-type="float">
            <text:p>1264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25192" calcext:value-type="float">
            <text:p>8251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76121" calcext:value-type="float">
            <text:p>7761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410884" calcext:value-type="float">
            <text:p>4108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508238" calcext:value-type="float">
            <text:p>50823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72791" calcext:value-type="float">
            <text:p>2727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29611" calcext:value-type="float">
            <text:p>1296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377193" calcext:value-type="float">
            <text:p>3771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60749" calcext:value-type="float">
            <text:p>96074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57968" calcext:value-type="float">
            <text:p>5579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275929" calcext:value-type="float">
            <text:p>2759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984653" calcext:value-type="float">
            <text:p>9846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692650" calcext:value-type="float">
            <text:p>6926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263833" calcext:value-type="float">
            <text:p>2638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272629" calcext:value-type="float">
            <text:p>2726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429699" calcext:value-type="float">
            <text:p>4296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95837" calcext:value-type="float">
            <text:p>3958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424826" calcext:value-type="float">
            <text:p>424826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44648" calcext:value-type="float">
            <text:p>5446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73207" calcext:value-type="float">
            <text:p>5732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30282" calcext:value-type="float">
            <text:p>6302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452620" calcext:value-type="float">
            <text:p>4526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816481" calcext:value-type="float">
            <text:p>8164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804534" calcext:value-type="float">
            <text:p>8045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980166" calcext:value-type="float">
            <text:p>9801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688467" calcext:value-type="float">
            <text:p>6884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699915" calcext:value-type="float">
            <text:p>6999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752969" calcext:value-type="float">
            <text:p>7529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79108" calcext:value-type="float">
            <text:p>9791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36876" calcext:value-type="float">
            <text:p>4368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91302" calcext:value-type="float">
            <text:p>3913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706488" calcext:value-type="float">
            <text:p>7064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476082" calcext:value-type="float">
            <text:p>4760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858488" calcext:value-type="float">
            <text:p>8584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39621" calcext:value-type="float">
            <text:p>3396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10521" calcext:value-type="float">
            <text:p>5105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407145" calcext:value-type="float">
            <text:p>4071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37115" calcext:value-type="float">
            <text:p>9371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928211" calcext:value-type="float">
            <text:p>9282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18733" calcext:value-type="float">
            <text:p>2187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02319" calcext:value-type="float">
            <text:p>7023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286065" calcext:value-type="float">
            <text:p>2860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60766" calcext:value-type="float">
            <text:p>4607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73195" calcext:value-type="float">
            <text:p>7731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699994" calcext:value-type="float">
            <text:p>6999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00811" calcext:value-type="float">
            <text:p>4008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20853" calcext:value-type="float">
            <text:p>2208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71028" calcext:value-type="float">
            <text:p>7710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23407" calcext:value-type="float">
            <text:p>4234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24865" calcext:value-type="float">
            <text:p>4248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869571" calcext:value-type="float">
            <text:p>8695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38001" calcext:value-type="float">
            <text:p>9380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310705" calcext:value-type="float">
            <text:p>3107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93022" calcext:value-type="float">
            <text:p>9930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97746" calcext:value-type="float">
            <text:p>5977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90675" calcext:value-type="float">
            <text:p>6906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799358" calcext:value-type="float">
            <text:p>7993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47126" calcext:value-type="float">
            <text:p>7471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35059" calcext:value-type="float">
            <text:p>1350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429922" calcext:value-type="float">
            <text:p>4299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250740" calcext:value-type="float">
            <text:p>2507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54416" calcext:value-type="float">
            <text:p>5544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50612" calcext:value-type="float">
            <text:p>7506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271505" calcext:value-type="float">
            <text:p>2715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63037" calcext:value-type="float">
            <text:p>5630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49862" calcext:value-type="float">
            <text:p>8498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00620" calcext:value-type="float">
            <text:p>8006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140810" calcext:value-type="float">
            <text:p>1408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500267" calcext:value-type="float">
            <text:p>5002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44569" calcext:value-type="float">
            <text:p>9445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396606" calcext:value-type="float">
            <text:p>3966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834556" calcext:value-type="float">
            <text:p>8345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224062" calcext:value-type="float">
            <text:p>2240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698233" calcext:value-type="float">
            <text:p>6982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758592" calcext:value-type="float">
            <text:p>7585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962740" calcext:value-type="float">
            <text:p>9627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73266" calcext:value-type="float">
            <text:p>4732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52692" calcext:value-type="float">
            <text:p>1526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17056" calcext:value-type="float">
            <text:p>2170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84514" calcext:value-type="float">
            <text:p>2845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04618" calcext:value-type="float">
            <text:p>1046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09220" calcext:value-type="float">
            <text:p>1092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523451" calcext:value-type="float">
            <text:p>5234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244468" calcext:value-type="float">
            <text:p>2444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287188" calcext:value-type="float">
            <text:p>2871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967295" calcext:value-type="float">
            <text:p>96729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105944" calcext:value-type="float">
            <text:p>105944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87273" calcext:value-type="float">
            <text:p>5872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06148" calcext:value-type="float">
            <text:p>6061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663816" calcext:value-type="float">
            <text:p>6638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16186" calcext:value-type="float">
            <text:p>4161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672357" calcext:value-type="float">
            <text:p>6723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40119" calcext:value-type="float">
            <text:p>3401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70689" calcext:value-type="float">
            <text:p>3706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610085" calcext:value-type="float">
            <text:p>6100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16492" calcext:value-type="float">
            <text:p>8164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419165" calcext:value-type="float">
            <text:p>4191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50078" calcext:value-type="float">
            <text:p>8500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92845" calcext:value-type="float">
            <text:p>8928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81962" calcext:value-type="float">
            <text:p>7819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03934" calcext:value-type="float">
            <text:p>1039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23778" calcext:value-type="float">
            <text:p>9237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73586" calcext:value-type="float">
            <text:p>5735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665505" calcext:value-type="float">
            <text:p>6655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97873" calcext:value-type="float">
            <text:p>4978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85417" calcext:value-type="float">
            <text:p>7854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66254" calcext:value-type="float">
            <text:p>8662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687098" calcext:value-type="float">
            <text:p>6870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88022" calcext:value-type="float">
            <text:p>5880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855748" calcext:value-type="float">
            <text:p>8557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583365" calcext:value-type="float">
            <text:p>5833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551044" calcext:value-type="float">
            <text:p>5510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17357" calcext:value-type="float">
            <text:p>9173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871482" calcext:value-type="float">
            <text:p>8714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68625" calcext:value-type="float">
            <text:p>568625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64332" calcext:value-type="float">
            <text:p>364332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84763" calcext:value-type="float">
            <text:p>584763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371223" calcext:value-type="float">
            <text:p>3712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02868" calcext:value-type="float">
            <text:p>6028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34276" calcext:value-type="float">
            <text:p>4342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09770" calcext:value-type="float">
            <text:p>6097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28249" calcext:value-type="float">
            <text:p>82824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30094" calcext:value-type="float">
            <text:p>63009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11804" calcext:value-type="float">
            <text:p>4118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313584" calcext:value-type="float">
            <text:p>3135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77847" calcext:value-type="float">
            <text:p>4778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857630" calcext:value-type="float">
            <text:p>8576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185085" calcext:value-type="float">
            <text:p>18508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700795" calcext:value-type="float">
            <text:p>7007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39545" calcext:value-type="float">
            <text:p>4395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234246" calcext:value-type="float">
            <text:p>23424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209082" calcext:value-type="float">
            <text:p>2090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15577" calcext:value-type="float">
            <text:p>5155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836543" calcext:value-type="float">
            <text:p>8365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186283" calcext:value-type="float">
            <text:p>1862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244758" calcext:value-type="float">
            <text:p>2447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55018" calcext:value-type="float">
            <text:p>5550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795417" calcext:value-type="float">
            <text:p>7954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646943" calcext:value-type="float">
            <text:p>6469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768280" calcext:value-type="float">
            <text:p>7682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76886" calcext:value-type="float">
            <text:p>27688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05440" calcext:value-type="float">
            <text:p>2054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368810" calcext:value-type="float">
            <text:p>3688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64602" calcext:value-type="float">
            <text:p>4646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189003" calcext:value-type="float">
            <text:p>1890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42664" calcext:value-type="float">
            <text:p>4426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02413" calcext:value-type="float">
            <text:p>4024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91992" calcext:value-type="float">
            <text:p>9919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30386" calcext:value-type="float">
            <text:p>23038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53494" calcext:value-type="float">
            <text:p>85349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34915" calcext:value-type="float">
            <text:p>8349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31885" calcext:value-type="float">
            <text:p>13188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81962" calcext:value-type="float">
            <text:p>4819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57511" calcext:value-type="float">
            <text:p>9575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276861" calcext:value-type="float">
            <text:p>2768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822900" calcext:value-type="float">
            <text:p>8229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64032" calcext:value-type="float">
            <text:p>7640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51469" calcext:value-type="float">
            <text:p>9514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90376" calcext:value-type="float">
            <text:p>9903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88418" calcext:value-type="float">
            <text:p>4884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691259" calcext:value-type="float">
            <text:p>6912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427093" calcext:value-type="float">
            <text:p>4270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51974" calcext:value-type="float">
            <text:p>2519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74293" calcext:value-type="float">
            <text:p>2742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171109" calcext:value-type="float">
            <text:p>1711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716984" calcext:value-type="float">
            <text:p>7169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770861" calcext:value-type="float">
            <text:p>7708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803632" calcext:value-type="float">
            <text:p>8036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129138" calcext:value-type="float">
            <text:p>1291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426747" calcext:value-type="float">
            <text:p>4267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72662" calcext:value-type="float">
            <text:p>9726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864007" calcext:value-type="float">
            <text:p>8640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827691" calcext:value-type="float">
            <text:p>827691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94259" calcext:value-type="float">
            <text:p>594259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112245" calcext:value-type="float">
            <text:p>112245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771636" calcext:value-type="float">
            <text:p>7716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641708" calcext:value-type="float">
            <text:p>64170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487440" calcext:value-type="float">
            <text:p>4874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67089" calcext:value-type="float">
            <text:p>36708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281676" calcext:value-type="float">
            <text:p>2816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30820" calcext:value-type="float">
            <text:p>5308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06932" calcext:value-type="float">
            <text:p>30693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253675" calcext:value-type="float">
            <text:p>2536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491148" calcext:value-type="float">
            <text:p>4911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768721" calcext:value-type="float">
            <text:p>7687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77414" calcext:value-type="float">
            <text:p>7774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17409" calcext:value-type="float">
            <text:p>4174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35093" calcext:value-type="float">
            <text:p>93509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84379" calcext:value-type="float">
            <text:p>98437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66410" calcext:value-type="float">
            <text:p>3664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94016" calcext:value-type="float">
            <text:p>1940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36476" calcext:value-type="float">
            <text:p>7364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773543" calcext:value-type="float">
            <text:p>7735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54591" calcext:value-type="float">
            <text:p>4545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61449" calcext:value-type="float">
            <text:p>9614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96021" calcext:value-type="float">
            <text:p>9960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55073" calcext:value-type="float">
            <text:p>7550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61102" calcext:value-type="float">
            <text:p>7611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194271" calcext:value-type="float">
            <text:p>1942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984446" calcext:value-type="float">
            <text:p>98444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152744" calcext:value-type="float">
            <text:p>152744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93108" calcext:value-type="float">
            <text:p>4931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65581" calcext:value-type="float">
            <text:p>4655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985341" calcext:value-type="float">
            <text:p>98534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44660" calcext:value-type="float">
            <text:p>4446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128056" calcext:value-type="float">
            <text:p>1280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983223" calcext:value-type="float">
            <text:p>9832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874335" calcext:value-type="float">
            <text:p>8743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203918" calcext:value-type="float">
            <text:p>2039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322603" calcext:value-type="float">
            <text:p>3226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750854" calcext:value-type="float">
            <text:p>7508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155985" calcext:value-type="float">
            <text:p>1559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607476" calcext:value-type="float">
            <text:p>6074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65324" calcext:value-type="float">
            <text:p>9653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58961" calcext:value-type="float">
            <text:p>3589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462706" calcext:value-type="float">
            <text:p>4627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128765" calcext:value-type="float">
            <text:p>1287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277799" calcext:value-type="float">
            <text:p>2777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42726" calcext:value-type="float">
            <text:p>5427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351521" calcext:value-type="float">
            <text:p>3515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82031" calcext:value-type="float">
            <text:p>482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116679" calcext:value-type="float">
            <text:p>1166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551028" calcext:value-type="float">
            <text:p>5510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734739" calcext:value-type="float">
            <text:p>7347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04168" calcext:value-type="float">
            <text:p>9041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831797" calcext:value-type="float">
            <text:p>8317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838149" calcext:value-type="float">
            <text:p>83814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266774" calcext:value-type="float">
            <text:p>2667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172394" calcext:value-type="float">
            <text:p>172394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229929" calcext:value-type="float">
            <text:p>2299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60107" calcext:value-type="float">
            <text:p>3601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329213" calcext:value-type="float">
            <text:p>3292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156435" calcext:value-type="float">
            <text:p>1564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699352" calcext:value-type="float">
            <text:p>6993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187629" calcext:value-type="float">
            <text:p>1876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119063" calcext:value-type="float">
            <text:p>1190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98624" calcext:value-type="float">
            <text:p>29862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78876" calcext:value-type="float">
            <text:p>1788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385582" calcext:value-type="float">
            <text:p>3855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06464" calcext:value-type="float">
            <text:p>4064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199311" calcext:value-type="float">
            <text:p>1993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332966" calcext:value-type="float">
            <text:p>3329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218275" calcext:value-type="float">
            <text:p>21827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59259" calcext:value-type="float">
            <text:p>1592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62831" calcext:value-type="float">
            <text:p>8628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31155" calcext:value-type="float">
            <text:p>1311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66348" calcext:value-type="float">
            <text:p>6663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40851" calcext:value-type="float">
            <text:p>9408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586961" calcext:value-type="float">
            <text:p>5869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589925" calcext:value-type="float">
            <text:p>5899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205269" calcext:value-type="float">
            <text:p>2052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629220" calcext:value-type="float">
            <text:p>6292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321460" calcext:value-type="float">
            <text:p>3214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631475" calcext:value-type="float">
            <text:p>6314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22145" calcext:value-type="float">
            <text:p>4221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63033" calcext:value-type="float">
            <text:p>4630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65591" calcext:value-type="float">
            <text:p>4655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115898" calcext:value-type="float">
            <text:p>1158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800815" calcext:value-type="float">
            <text:p>8008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388042" calcext:value-type="float">
            <text:p>3880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216499" calcext:value-type="float">
            <text:p>2164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565430" calcext:value-type="float">
            <text:p>5654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869074" calcext:value-type="float">
            <text:p>8690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970698" calcext:value-type="float">
            <text:p>9706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911815" calcext:value-type="float">
            <text:p>9118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837888" calcext:value-type="float">
            <text:p>8378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935006" calcext:value-type="float">
            <text:p>9350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359668" calcext:value-type="float">
            <text:p>359668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11299" calcext:value-type="float">
            <text:p>9112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684645" calcext:value-type="float">
            <text:p>6846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229577" calcext:value-type="float">
            <text:p>2295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90361" calcext:value-type="float">
            <text:p>9903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17236" calcext:value-type="float">
            <text:p>4172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695378" calcext:value-type="float">
            <text:p>6953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82825" calcext:value-type="float">
            <text:p>4828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794588" calcext:value-type="float">
            <text:p>7945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205557" calcext:value-type="float">
            <text:p>2055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713088" calcext:value-type="float">
            <text:p>7130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261643" calcext:value-type="float">
            <text:p>2616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975707" calcext:value-type="float">
            <text:p>975707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930798" calcext:value-type="float">
            <text:p>9307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134688" calcext:value-type="float">
            <text:p>1346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27640" calcext:value-type="float">
            <text:p>6276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78996" calcext:value-type="float">
            <text:p>6789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290746" calcext:value-type="float">
            <text:p>2907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31613" calcext:value-type="float">
            <text:p>3316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149041" calcext:value-type="float">
            <text:p>1490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857466" calcext:value-type="float">
            <text:p>8574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528850" calcext:value-type="float">
            <text:p>5288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799197" calcext:value-type="float">
            <text:p>7991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85398" calcext:value-type="float">
            <text:p>3853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667704" calcext:value-type="float">
            <text:p>6677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976031" calcext:value-type="float">
            <text:p>9760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542105" calcext:value-type="float">
            <text:p>5421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97624" calcext:value-type="float">
            <text:p>7976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10055" calcext:value-type="float">
            <text:p>2100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12957" calcext:value-type="float">
            <text:p>5129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43080" calcext:value-type="float">
            <text:p>5430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50031" calcext:value-type="float">
            <text:p>1500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68202" calcext:value-type="float">
            <text:p>4682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575443" calcext:value-type="float">
            <text:p>57544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899200" calcext:value-type="float">
            <text:p>8992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552055" calcext:value-type="float">
            <text:p>5520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75619" calcext:value-type="float">
            <text:p>9756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224667" calcext:value-type="float">
            <text:p>2246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392980" calcext:value-type="float">
            <text:p>3929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599500" calcext:value-type="float">
            <text:p>5995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870380" calcext:value-type="float">
            <text:p>8703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987878" calcext:value-type="float">
            <text:p>9878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242150" calcext:value-type="float">
            <text:p>2421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36680" calcext:value-type="float">
            <text:p>4366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338368" calcext:value-type="float">
            <text:p>338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59164" calcext:value-type="float">
            <text:p>559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491708" calcext:value-type="float">
            <text:p>4917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225755" calcext:value-type="float">
            <text:p>2257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15504" calcext:value-type="float">
            <text:p>415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608410" calcext:value-type="float">
            <text:p>6084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77933" calcext:value-type="float">
            <text:p>4779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21391" calcext:value-type="float">
            <text:p>9213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64305" calcext:value-type="float">
            <text:p>964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726227" calcext:value-type="float">
            <text:p>7262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767413" calcext:value-type="float">
            <text:p>7674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613670" calcext:value-type="float">
            <text:p>6136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235178" calcext:value-type="float">
            <text:p>2351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87984" calcext:value-type="float">
            <text:p>587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899222" calcext:value-type="float">
            <text:p>8992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00248" calcext:value-type="float">
            <text:p>900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737709" calcext:value-type="float">
            <text:p>7377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274181" calcext:value-type="float">
            <text:p>2741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431427" calcext:value-type="float">
            <text:p>4314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138667" calcext:value-type="float">
            <text:p>1386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748363" calcext:value-type="float">
            <text:p>7483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10297" calcext:value-type="float">
            <text:p>9102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581297" calcext:value-type="float">
            <text:p>5812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369048" calcext:value-type="float">
            <text:p>369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711667" calcext:value-type="float">
            <text:p>7116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844462" calcext:value-type="float">
            <text:p>8444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182052" calcext:value-type="float">
            <text:p>1820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336564" calcext:value-type="float">
            <text:p>3365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617195" calcext:value-type="float">
            <text:p>6171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62248" calcext:value-type="float">
            <text:p>5622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30803" calcext:value-type="float">
            <text:p>4308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373375" calcext:value-type="float">
            <text:p>3733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73479" calcext:value-type="float">
            <text:p>47347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193155" calcext:value-type="float">
            <text:p>1931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504881" calcext:value-type="float">
            <text:p>5048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90458" calcext:value-type="float">
            <text:p>4904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810150" calcext:value-type="float">
            <text:p>8101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09203" calcext:value-type="float">
            <text:p>9092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184614" calcext:value-type="float">
            <text:p>1846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93080" calcext:value-type="float">
            <text:p>4930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29353" calcext:value-type="float">
            <text:p>4293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481451" calcext:value-type="float">
            <text:p>4814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117613" calcext:value-type="float">
            <text:p>1176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195768" calcext:value-type="float">
            <text:p>1957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977842" calcext:value-type="float">
            <text:p>9778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252398" calcext:value-type="float">
            <text:p>2523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704565" calcext:value-type="float">
            <text:p>7045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twa</text:p>
          </table:table-cell>
          <table:table-cell office:value-type="float" office:value="233334" calcext:value-type="float">
            <text:p>2333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103181" calcext:value-type="float">
            <text:p>1031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211587" calcext:value-type="float">
            <text:p>21158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112246" calcext:value-type="float">
            <text:p>1122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635658" calcext:value-type="float">
            <text:p>6356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78620" calcext:value-type="float">
            <text:p>8786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405104" calcext:value-type="float">
            <text:p>405104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465921" calcext:value-type="float">
            <text:p>4659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139792" calcext:value-type="float">
            <text:p>1397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750263" calcext:value-type="float">
            <text:p>7502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834674" calcext:value-type="float">
            <text:p>8346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997023" calcext:value-type="float">
            <text:p>9970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504319" calcext:value-type="float">
            <text:p>5043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847053" calcext:value-type="float">
            <text:p>8470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639518" calcext:value-type="float">
            <text:p>6395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490105" calcext:value-type="float">
            <text:p>49010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852089" calcext:value-type="float">
            <text:p>8520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767876" calcext:value-type="float">
            <text:p>7678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478953" calcext:value-type="float">
            <text:p>4789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bzs</text:p>
          </table:table-cell>
          <table:table-cell office:value-type="float" office:value="326959" calcext:value-type="float">
            <text:p>3269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801317" calcext:value-type="float">
            <text:p>8013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938573" calcext:value-type="float">
            <text:p>9385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ftj</text:p>
          </table:table-cell>
          <table:table-cell office:value-type="float" office:value="562377" calcext:value-type="float">
            <text:p>5623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773600" calcext:value-type="float">
            <text:p>7736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610212" calcext:value-type="float">
            <text:p>6102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484949" calcext:value-type="float">
            <text:p>4849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687936" calcext:value-type="float">
            <text:p>6879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466691" calcext:value-type="float">
            <text:p>4666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257334" calcext:value-type="float">
            <text:p>2573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mbu</text:p>
          </table:table-cell>
          <table:table-cell office:value-type="float" office:value="875418" calcext:value-type="float">
            <text:p>8754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vdx</text:p>
          </table:table-cell>
          <table:table-cell office:value-type="float" office:value="987382" calcext:value-type="float">
            <text:p>9873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ogps</text:p>
          </table:table-cell>
          <table:table-cell office:value-type="float" office:value="232647" calcext:value-type="float">
            <text:p>2326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psw</text:p>
          </table:table-cell>
          <table:table-cell office:value-type="float" office:value="574373" calcext:value-type="float">
            <text:p>57437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495481" calcext:value-type="float">
            <text:p>4954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459222" calcext:value-type="float">
            <text:p>459222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401751" calcext:value-type="float">
            <text:p>4017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hnj</text:p>
          </table:table-cell>
          <table:table-cell office:value-type="float" office:value="763195" calcext:value-type="float">
            <text:p>7631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283284" calcext:value-type="float">
            <text:p>283284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adna</text:p>
          </table:table-cell>
          <table:table-cell office:value-type="float" office:value="668461" calcext:value-type="float">
            <text:p>6684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mh</text:p>
          </table:table-cell>
          <table:table-cell office:value-type="float" office:value="379248" calcext:value-type="float">
            <text:p>3792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242322" calcext:value-type="float">
            <text:p>2423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811896" calcext:value-type="float">
            <text:p>8118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918197" calcext:value-type="float">
            <text:p>9181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erg</text:p>
          </table:table-cell>
          <table:table-cell office:value-type="float" office:value="822090" calcext:value-type="float">
            <text:p>8220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687730" calcext:value-type="float">
            <text:p>6877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98443" calcext:value-type="float">
            <text:p>5984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978080" calcext:value-type="float">
            <text:p>9780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zpi</text:p>
          </table:table-cell>
          <table:table-cell office:value-type="float" office:value="526508" calcext:value-type="float">
            <text:p>526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273906" calcext:value-type="float">
            <text:p>2739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utk</text:p>
          </table:table-cell>
          <table:table-cell office:value-type="float" office:value="984447" calcext:value-type="float">
            <text:p>9844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780191" calcext:value-type="float">
            <text:p>7801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xbkv</text:p>
          </table:table-cell>
          <table:table-cell office:value-type="float" office:value="291671" calcext:value-type="float">
            <text:p>2916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yxn</text:p>
          </table:table-cell>
          <table:table-cell office:value-type="float" office:value="395334" calcext:value-type="float">
            <text:p>3953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888435" calcext:value-type="float">
            <text:p>8884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ksz</text:p>
          </table:table-cell>
          <table:table-cell office:value-type="float" office:value="222049" calcext:value-type="float">
            <text:p>2220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formula="of:=AVERAGE([.C2:.C1067])" office:value-type="float" office:value="73.765947467167" calcext:value-type="float">
            <text:p>73.765947467167</text:p>
          </table:table-cell>
        </table:table-row>
        <table:table-row table:style-name="ro1">
          <table:table-cell table:number-columns-repeated="2"/>
          <table:table-cell table:formula="of:=STDEV([.C2:.C1067])" office:value-type="float" office:value="9.18722085995716" calcext:value-type="float">
            <text:p>9.18722085995716</text:p>
          </table:table-cell>
        </table:table-row>
      </table:table>
      <table:named-expressions/>
      <table:database-ranges>
        <table:database-range table:name="__Anonymous_Sheet_DB__0" table:target-range-address="'essay2-all'.A2:'essay2-all'.C120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4T14:06:50.350288306</dc:date>
    <meta:editing-duration>PT1M45S</meta:editing-duration>
    <meta:editing-cycles>2</meta:editing-cycles>
    <meta:generator>LibreOffice/7.3.7.2$Linux_X86_64 LibreOffice_project/30$Build-2</meta:generator>
    <meta:document-statistic meta:table-count="1" meta:cell-count="3203" meta:object-count="0"/>
  </office:meta>
</office:document-meta>
</file>